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Segoe UI2" svg:font-family="'Segoe U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4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4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934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67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05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.635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" fo:font-size="26pt" fo:text-shadow="none" style:font-size-asian="26pt" style:font-size-complex="26p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style:font-size-asian="26pt" style:font-size-complex="26pt"/>
    </style:style>
    <style:style style:name="P1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" fo:font-size="26pt" fo:text-shadow="none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.635cm" fo:margin-right="0cm" fo:text-align="center" fo:text-indent="-0.635cm"/>
      <style:text-properties fo:font-size="36pt" style:font-size-asian="36pt" style:font-size-complex="36pt"/>
    </style:style>
    <style:style style:name="P14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15" style:family="paragraph">
      <loext:graphic-properties draw:fill="none" draw:fill-color="#ffffff"/>
      <style:paragraph-properties fo:margin-left="0.635cm" fo:margin-right="0cm" fo:text-align="center" fo:text-indent="-0.635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6" style:family="paragraph">
      <style:paragraph-properties fo:margin-left="0.635cm" fo:margin-right="0cm" fo:text-align="start" fo:text-indent="-0.635cm"/>
    </style:style>
    <style:style style:name="P17" style:family="paragraph">
      <loext:graphic-properties draw:fill="none" draw:fill-color="#ffffff"/>
      <style:paragraph-properties fo:margin-left="0.635cm" fo:margin-right="0cm" fo:text-align="start" fo:text-indent="-0.635cm"/>
      <style:text-properties fo:color="#000000" style:font-name="Segoe UI" fo:font-size="26pt" fo:text-shadow="none" fo:font-weight="bold" style:font-size-asian="14pt" style:font-weight-asian="bold" style:font-size-complex="14pt" style:font-weight-complex="bold"/>
    </style:style>
    <style:style style:name="P18" style:family="paragraph">
      <style:paragraph-properties fo:margin-left="0.635cm" fo:margin-right="0cm" fo:margin-top="0cm" fo:margin-bottom="0cm" fo:line-height="100%" fo:text-align="center" fo:text-indent="-0.635cm">
        <style:tab-stops>
          <style:tab-stop style:position="-0.639cm"/>
        </style:tab-stops>
      </style:paragraph-properties>
    </style:style>
    <style:style style:name="P19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>
        <style:tab-stops>
          <style:tab-stop style:position="-0.639cm"/>
        </style:tab-stops>
      </style:paragraph-properties>
      <style:text-properties fo:color="#000000" style:font-name="Segoe UI" fo:font-size="26pt" fo:text-shadow="1pt 1pt" fo:font-weight="bold" style:font-size-asian="14pt" style:font-weight-asian="bold" style:font-size-complex="14pt" style:font-weight-complex="bold"/>
    </style:style>
    <style:style style:name="P20" style:family="paragraph">
      <style:paragraph-properties fo:margin-left="0.635cm" fo:margin-right="0cm" fo:margin-top="0cm" fo:margin-bottom="0cm" fo:line-height="100%" fo:text-align="start" fo:text-indent="-0.635cm">
        <style:tab-stops>
          <style:tab-stop style:position="-0.639cm"/>
        </style:tab-stops>
      </style:paragraph-properties>
    </style:style>
    <style:style style:name="P21" style:family="paragraph">
      <style:paragraph-properties fo:margin-left="0.635cm" fo:margin-right="0cm" fo:text-indent="-0.635cm"/>
    </style:style>
    <style:style style:name="P22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35cm">
        <style:tab-stops>
          <style:tab-stop style:position="-0.639cm"/>
        </style:tab-stops>
      </style:paragraph-properties>
      <style:text-properties fo:color="#000000" style:font-name="Segoe UI" fo:font-size="26pt" fo:text-shadow="1pt 1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 Semibold" fo:font-size="24pt" fo:font-style="italic" fo:text-shadow="none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color="#000000" style:font-name="Segoe UI Semibold" fo:font-size="28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Segoe UI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color="#000000" style:font-name="Segoe UI Semibold" fo:font-size="24pt" fo:text-shadow="none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9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0" style:family="text">
      <style:text-properties fo:color="#000000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11" style:family="text"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T12" style:family="text">
      <style:text-properties fo:color="#000000" style:font-name="Segoe UI Semibold" fo:font-size="26pt" fo:text-shadow="none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254cm">
          <draw:text-box>
            <text:p text:style-name="P1"><text:span text:style-name="T1"><text:s text:c="2"/></text:span><text:span text:style-name="T2">p.155 LSB</text:span><text:span text:style-name="T3"> </text:span></text:p>
            <text:p text:style-name="P1"><text:span text:style-name="T4">“</text:span><text:span text:style-name="T4">This is the Feast”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3" draw:text-style-name="P6" draw:layer="layout" svg:width="24.892cm" svg:height="5.336cm" svg:x="1.524cm" svg:y="0.76cm">
          <draw:text-box>
            <text:p text:style-name="P4"><text:span text:style-name="T6"><text:s text:c="6"/></text:span><text:span text:style-name="T6">Refrain:</text:span><text:span text:style-name="T7"> </text:span></text:p>
            <text:p text:style-name="P4"><text:span text:style-name="T8">This is the feast of victory for our God.</text:span></text:p>
            <text:p text:style-name="P5"><text:span text:style-name="T8"><text:s text:c="9"/></text:span><text:span text:style-name="T8">Alleluia, alleluia,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3">
        <draw:frame draw:style-name="gr4" draw:text-style-name="P7" draw:layer="layout" svg:width="25.908cm" svg:height="7.114cm" svg:x="1.016cm" svg:y="0.76cm">
          <draw:text-box>
            <text:p text:style-name="P1"><text:span text:style-name="T9">1. </text:span><text:span text:style-name="T8">Worthy is Christ,</text:span></text:p>
            <text:p text:style-name="P1"><text:span text:style-name="T8">the Lamb who was slain,</text:span></text:p>
            <text:p text:style-name="P1"><text:span text:style-name="T8">whose blood set us free</text:span></text:p>
            <text:p text:style-name="P1"><text:span text:style-name="T8">to be people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4">
        <draw:frame draw:style-name="gr5" draw:text-style-name="P8" draw:layer="layout" svg:width="24.892cm" svg:height="5.08cm" svg:x="1.524cm" svg:y="1.016cm">
          <draw:text-box>
            <text:p text:style-name="P4"><text:span text:style-name="T10"><text:s text:c="6"/></text:span><text:span text:style-name="T10">Refrain:</text:span></text:p>
            <text:p text:style-name="P4"><text:span text:style-name="T8">This is the feast of victory for our God.</text:span></text:p>
            <text:p text:style-name="P5"><text:span text:style-name="T8"><text:s text:c="8"/></text:span><text:span text:style-name="T8">Alleluia, alleluia,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5">
        <draw:frame draw:style-name="gr6" draw:text-style-name="P9" draw:layer="layout" svg:width="24.892cm" svg:height="6.35cm" svg:x="1.524cm" svg:y="1.016cm">
          <draw:text-box>
            <text:p text:style-name="P1"><text:span text:style-name="T9">2. </text:span><text:span text:style-name="T8">Power, riches, wisdom,</text:span></text:p>
            <text:p text:style-name="P1"><text:span text:style-name="T8">and strength, and honor,</text:span></text:p>
            <text:p text:style-name="P1"><text:span text:style-name="T8">blessing and glory are Hi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6">
        <draw:frame draw:style-name="gr7" draw:text-style-name="P10" draw:layer="layout" svg:width="24.892cm" svg:height="5.462cm" svg:x="1.587cm" svg:y="0.888cm">
          <draw:text-box>
            <text:p text:style-name="P4"><text:span text:style-name="T10"><text:s text:c="9"/></text:span><text:span text:style-name="T10">Refrain:</text:span></text:p>
            <text:p text:style-name="P1"><text:span text:style-name="T8">This is the feast of victory for our God.</text:span></text:p>
            <text:p text:style-name="P1"><text:span text:style-name="T8">Alleluia, alleluia,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7">
        <draw:frame draw:style-name="gr8" draw:text-style-name="P12" draw:layer="layout" svg:width="24.892cm" svg:height="5.716cm" svg:x="1.587cm" svg:y="0.888cm">
          <draw:text-box>
            <text:p text:style-name="P1"><text:span text:style-name="T9">3. </text:span><text:span text:style-name="T8">Sing with all the people of God,</text:span></text:p>
            <text:p text:style-name="P1"><text:span text:style-name="T8">and join in the hymn</text:span></text:p>
            <text:p text:style-name="P1"><text:span text:style-name="T8">of all creation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8">
        <draw:frame draw:style-name="gr9" draw:text-style-name="P15" draw:layer="layout" svg:width="24.892cm" svg:height="5.692cm" svg:x="1.524cm" svg:y="1.166cm">
          <draw:text-box>
            <text:p text:style-name="P13"><text:span text:style-name="T8">4. Blessing, honor, glory, and might</text:span></text:p>
            <text:p text:style-name="P14"><text:span text:style-name="T8">be to God and the Lamb</text:span></text:p>
            <text:p text:style-name="P14"><text:span text:style-name="T8">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8">
        <draw:frame draw:style-name="gr10" draw:text-style-name="P17" draw:layer="layout" svg:width="24.892cm" svg:height="5.184cm" svg:x="1.524cm" svg:y="1.166cm">
          <draw:text-box>
            <text:p text:style-name="P16"><text:span text:style-name="T10"><text:s text:c="14"/></text:span><text:span text:style-name="T10">Refrain:</text:span><text:span text:style-name="T11"> </text:span></text:p>
            <text:p text:style-name="P1"><text:span text:style-name="T9">This is the feast of victory for our God.</text:span></text:p>
            <text:p text:style-name="P1"><text:span text:style-name="T9">Alleluia, alleluia,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Default9">
        <draw:frame draw:style-name="gr11" draw:text-style-name="P19" draw:layer="layout" svg:width="24.892cm" svg:height="5.917cm" svg:x="1.439cm" svg:y="0.941cm">
          <draw:text-box>
            <text:p text:style-name="P18"><text:span text:style-name="T8">5. For the Lamb who was slain</text:span></text:p>
            <text:p text:style-name="P1"><text:span text:style-name="T8">has begun His reign.</text:span><text:span text:style-name="T9"> </text:span></text:p>
            <text:p text:style-name="P1"><text:span text:style-name="T8">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9">
        <draw:frame draw:style-name="gr12" draw:text-style-name="P22" draw:layer="layout" svg:width="24.892cm" svg:height="5.155cm" svg:x="1.439cm" svg:y="0.941cm">
          <draw:text-box>
            <text:p text:style-name="P20"><text:span text:style-name="T12"><text:s text:c="9"/></text:span><text:span text:style-name="T12">Refrain:</text:span></text:p>
            <text:p text:style-name="P18"><text:span text:style-name="T8">This is the feast of victory for our God.</text:span></text:p>
            <text:p text:style-name="P21"><text:span text:style-name="T8"><text:s text:c="11"/></text:span><text:span text:style-name="T8">Alleluia, alleluia, alleluia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Segoe UI2" svg:font-family="'Segoe U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family-generic="roman" style:font-pitch="variable" fo:font-size="6.5pt" fo:language="en" fo:country="US" style:letter-kerning="true" style:font-name-asian="Segoe UI2" style:font-family-asian="'Segoe UI'" style:font-pitch-asian="variable" style:font-size-asian="6.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Segoe UI1" fo:font-family="'Segoe UI'" style:font-family-generic="roman" style:font-pitch="variable" fo:font-size="9pt" fo:language="en" fo:country="US" fo:font-style="italic" style:letter-kerning="true" style:font-name-asian="Segoe UI2" style:font-family-asian="'Segoe UI'" style:font-pitch-asian="variable" style:font-size-asian="9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ff0000" style:font-name="Segoe UI1" fo:font-family="'Segoe UI'" style:font-family-generic="roman" style:font-pitch="variable" fo:font-size="9pt" fo:language="en" fo:country="US" fo:font-style="italic" style:letter-kerning="true" style:font-name-asian="Segoe UI2" style:font-family-asian="'Segoe UI'" style:font-pitch-asian="variable" style:font-size-asian="9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249cm" fo:line-height="106%" fo:text-align="start" fo:text-indent="0cm" style:text-autospace="none"/>
      <style:text-properties fo:color="#000000" style:font-name="Segoe UI1" fo:font-family="'Segoe UI'" style:font-family-generic="roman" style:font-pitch="variable" fo:font-size="10.5pt" fo:language="en" fo:country="US" fo:font-weight="bold" style:font-name-asian="Segoe UI2" style:font-family-asian="'Segoe UI'" style:font-pitch-asian="variable" style:font-size-asian="10.5pt" style:language-asian="ar" style:country-asian="SA" style:font-weight-asian="bold" style:font-weight-complex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family-generic="roman" style:font-pitch="variable" fo:font-size="9pt" fo:language="en" fo:country="US" style:letter-kerning="true" style:font-name-asian="Segoe UI2" style:font-family-asian="'Segoe UI'" style:font-pitch-asian="variable" style:font-size-asian="9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6:12:02.507000000</meta:creation-date>
    <dc:date>2019-01-13T11:33:23.403000000</dc:date>
    <meta:editing-duration>PT27M39S</meta:editing-duration>
    <meta:editing-cycles>5</meta:editing-cycles>
    <meta:generator>LibreOffice/6.0.7.3$Windows_X86_64 LibreOffice_project/dc89aa7a9eabfd848af146d5086077aeed2ae4a5</meta:generator>
    <meta:document-statistic meta:object-count="162"/>
  </office:meta>
</office:document-meta>
</file>